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style:text-properties officeooo:rsid="0014d005" officeooo:paragraph-rsid="0014d005"/>
    </style:style>
    <style:style style:name="P2" style:family="paragraph" style:parent-style-name="Standard">
      <style:paragraph-properties fo:line-height="200%" fo:text-align="center" style:justify-single-word="false"/>
      <style:text-properties officeooo:rsid="0014d005" officeooo:paragraph-rsid="0014d005"/>
    </style:style>
    <style:style style:name="P3" style:family="paragraph" style:parent-style-name="Standard">
      <style:paragraph-properties fo:line-height="200%" fo:text-align="start" style:justify-single-word="false"/>
      <style:text-properties officeooo:paragraph-rsid="0014d005"/>
    </style:style>
    <style:style style:name="T1" style:family="text">
      <style:text-properties officeooo:rsid="0014d005"/>
    </style:style>
    <style:style style:name="T2" style:family="text">
      <style:text-properties officeooo:rsid="001753e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omjin Han</text:p>
      <text:p text:style-name="P1">CSC 194</text:p>
      <text:p text:style-name="P1">4/3/2020</text:p>
      <text:p text:style-name="P2">Seminar #4 – Upendra M. Kulkarni, Prasanna Rupasignhe</text:p>
      <text:p text:style-name="P2">Date of Presentation – 3/27/2020</text:p>
      <text:p text:style-name="P3"><text:span text:style-name="T1"><text:tab/>The presentation was given by two gentlemen from Intel: Upendra M. Kulkarni, VP of Intel Corporation, and Prasanna Rupasinghe, Sr. Principal Engineer of Intel Corporation. They talked to us about computing industry trends, career opportunities, and growing your career. They talked to us about how important it is to get the most out of our classes, not just focus on getting a good grade. They listed different trends in today’s markets that use computer technology, such as mobile platforms, human machine interface, gaming, camera, and many more. They also talked about Intel’s role in the solid state drive industry, and the key advancements in that technology. After that, they talked to us about how we should build up our career, and think about how we should plan for our careers 40 years into the future. </text:span></text:p>
      <text:p text:style-name="P3"><text:tab/><text:span text:style-name="T2">I learned about different career paths in computer technology that I did not consider before. The domains of this job are in hardware, software, and automation. The technical job areas in that domain include product planning, architecture, design, integration, validation, applications/product engineering, and customer technical support. They told us about the importance of building a successful career, and how the scope of that career should span about 4 decades. During that time, we should learn to deliver results, learn continuously, meeting your commitments, networking with others, business acumen, developing a personal brand, and team work.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3T20:16:55.995000000</meta:creation-date>
    <dc:date>2020-04-03T20:37:07.231000000</dc:date>
    <meta:editing-duration>PT20M23S</meta:editing-duration>
    <meta:editing-cycles>3</meta:editing-cycles>
    <meta:generator>LibreOffice/6.3.3.2$Windows_X86_64 LibreOffice_project/a64200df03143b798afd1ec74a12ab50359878ed</meta:generator>
    <meta:document-statistic meta:table-count="0" meta:image-count="0" meta:object-count="0" meta:page-count="1" meta:paragraph-count="7" meta:word-count="246" meta:character-count="1580" meta:non-whitespace-character-count="1335"/>
  </office:meta>
</office:document-meta>
</file>